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ourceInboxMessage.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ourceInboxMessage.XmlSourceInboxMessage( XmlSourceInbox inbox , String id , Message message , boolean markedAs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